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.238cm" svg:height="17.008cm" svg:x="14.389cm" svg:y="1.161cm">
            <draw:object draw:notify-on-update-of-ranges="Sheet1.A1:Sheet1.A1 Sheet1.A2:Sheet1.A152 Sheet1.B1:Sheet1.B1 Sheet1.B2:Sheet1.B152 Sheet1.E1:Sheet1.E1 Sheet1.E2:Sheet1.E152 Sheet1.D2:Sheet1.D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0.26265" calcext:value-type="float">
            <text:p>0.26265</text:p>
          </table:table-cell>
          <table:table-cell office:value-type="float" office:value="-0.425458" calcext:value-type="float">
            <text:p>-0.425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8198" calcext:value-type="float">
            <text:p>-0.218198</text:p>
          </table:table-cell>
          <table:table-cell office:value-type="float" office:value="-0.449877" calcext:value-type="float">
            <text:p>-0.449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4963" calcext:value-type="float">
            <text:p>-0.364963</text:p>
          </table:table-cell>
          <table:table-cell office:value-type="float" office:value="-0.341763" calcext:value-type="float">
            <text:p>-0.341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2276" calcext:value-type="float">
            <text:p>0.102276</text:p>
          </table:table-cell>
          <table:table-cell office:value-type="float" office:value="0.489428" calcext:value-type="float">
            <text:p>0.489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5443" calcext:value-type="float">
            <text:p>0.285443</text:p>
          </table:table-cell>
          <table:table-cell office:value-type="float" office:value="0.410515" calcext:value-type="float">
            <text:p>0.410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1249" calcext:value-type="float">
            <text:p>0.191249</text:p>
          </table:table-cell>
          <table:table-cell office:value-type="float" office:value="0.461978" calcext:value-type="float">
            <text:p>0.461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0253" calcext:value-type="float">
            <text:p>0.180253</text:p>
          </table:table-cell>
          <table:table-cell office:value-type="float" office:value="-0.466378" calcext:value-type="float">
            <text:p>-0.466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25571" calcext:value-type="float">
            <text:p>-0.225571</text:p>
          </table:table-cell>
          <table:table-cell office:value-type="float" office:value="-0.446226" calcext:value-type="float">
            <text:p>-0.446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3147" calcext:value-type="float">
            <text:p>-0.253147</text:p>
          </table:table-cell>
          <table:table-cell office:value-type="float" office:value="0.43118" calcext:value-type="float">
            <text:p>0.43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8944" calcext:value-type="float">
            <text:p>0.288944</text:p>
          </table:table-cell>
          <table:table-cell office:value-type="float" office:value="-0.408058" calcext:value-type="float">
            <text:p>-0.408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44965" calcext:value-type="float">
            <text:p>0.00444965</text:p>
          </table:table-cell>
          <table:table-cell office:value-type="float" office:value="0.49998" calcext:value-type="float">
            <text:p>0.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06969" calcext:value-type="float">
            <text:p>-0.0806969</text:p>
          </table:table-cell>
          <table:table-cell office:value-type="float" office:value="0.493445" calcext:value-type="float">
            <text:p>0.493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10919" calcext:value-type="float">
            <text:p>0.0710919</text:p>
          </table:table-cell>
          <table:table-cell office:value-type="float" office:value="-0.49492" calcext:value-type="float">
            <text:p>-0.49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8478" calcext:value-type="float">
            <text:p>-0.328478</text:p>
          </table:table-cell>
          <table:table-cell office:value-type="float" office:value="-0.376964" calcext:value-type="float">
            <text:p>-0.376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549" calcext:value-type="float">
            <text:p>-0.11549</text:p>
          </table:table-cell>
          <table:table-cell office:value-type="float" office:value="0.486479" calcext:value-type="float">
            <text:p>0.486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30261" calcext:value-type="float">
            <text:p>-0.230261</text:p>
          </table:table-cell>
          <table:table-cell office:value-type="float" office:value="-0.443824" calcext:value-type="float">
            <text:p>-0.443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3153" calcext:value-type="float">
            <text:p>-0.363153</text:p>
          </table:table-cell>
          <table:table-cell office:value-type="float" office:value="-0.343686" calcext:value-type="float">
            <text:p>-0.343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29399" calcext:value-type="float">
            <text:p>0.0729399</text:p>
          </table:table-cell>
          <table:table-cell office:value-type="float" office:value="0.494651" calcext:value-type="float">
            <text:p>0.494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5999" calcext:value-type="float">
            <text:p>0.305999</text:p>
          </table:table-cell>
          <table:table-cell office:value-type="float" office:value="-0.39543" calcext:value-type="float">
            <text:p>-0.39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08344" calcext:value-type="float">
            <text:p>-0.108344</text:p>
          </table:table-cell>
          <table:table-cell office:value-type="float" office:value="-0.48812" calcext:value-type="float">
            <text:p>-0.48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922" calcext:value-type="float">
            <text:p>0.410922</text:p>
          </table:table-cell>
          <table:table-cell office:value-type="float" office:value="0.284857" calcext:value-type="float">
            <text:p>0.284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502109" calcext:value-type="float">
            <text:p>-0.00502109</text:p>
          </table:table-cell>
          <table:table-cell office:value-type="float" office:value="0.499975" calcext:value-type="float">
            <text:p>0.499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0468" calcext:value-type="float">
            <text:p>-0.160468</text:p>
          </table:table-cell>
          <table:table-cell office:value-type="float" office:value="0.47355" calcext:value-type="float">
            <text:p>0.47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24583" calcext:value-type="float">
            <text:p>-0.0924583</text:p>
          </table:table-cell>
          <table:table-cell office:value-type="float" office:value="-0.491377" calcext:value-type="float">
            <text:p>-0.491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3527" calcext:value-type="float">
            <text:p>-0.213527</text:p>
          </table:table-cell>
          <table:table-cell office:value-type="float" office:value="0.452113" calcext:value-type="float">
            <text:p>0.452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951" calcext:value-type="float">
            <text:p>0.417951</text:p>
          </table:table-cell>
          <table:table-cell office:value-type="float" office:value="-0.274439" calcext:value-type="float">
            <text:p>-0.274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1836" calcext:value-type="float">
            <text:p>-0.041836</text:p>
          </table:table-cell>
          <table:table-cell office:value-type="float" office:value="0.498247" calcext:value-type="float">
            <text:p>0.498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85619" calcext:value-type="float">
            <text:p>-0.385619</text:p>
          </table:table-cell>
          <table:table-cell office:value-type="float" office:value="0.318274" calcext:value-type="float">
            <text:p>0.318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4982" calcext:value-type="float">
            <text:p>0.464982</text:p>
          </table:table-cell>
          <table:table-cell office:value-type="float" office:value="0.183825" calcext:value-type="float">
            <text:p>0.183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2203" calcext:value-type="float">
            <text:p>0.152203</text:p>
          </table:table-cell>
          <table:table-cell office:value-type="float" office:value="-0.476271" calcext:value-type="float">
            <text:p>-0.476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1559" calcext:value-type="float">
            <text:p>0.461559</text:p>
          </table:table-cell>
          <table:table-cell office:value-type="float" office:value="0.192258" calcext:value-type="float">
            <text:p>0.192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38319" calcext:value-type="float">
            <text:p>0.0638319</text:p>
          </table:table-cell>
          <table:table-cell office:value-type="float" office:value="0.495909" calcext:value-type="float">
            <text:p>0.495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0853" calcext:value-type="float">
            <text:p>0.280853</text:p>
          </table:table-cell>
          <table:table-cell office:value-type="float" office:value="0.413668" calcext:value-type="float">
            <text:p>0.413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13151" calcext:value-type="float">
            <text:p>-0.413151</text:p>
          </table:table-cell>
          <table:table-cell office:value-type="float" office:value="0.281614" calcext:value-type="float">
            <text:p>0.281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71784" calcext:value-type="float">
            <text:p>0.0571784</text:p>
          </table:table-cell>
          <table:table-cell office:value-type="float" office:value="0.49672" calcext:value-type="float">
            <text:p>0.4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2943" calcext:value-type="float">
            <text:p>0.222943</text:p>
          </table:table-cell>
          <table:table-cell office:value-type="float" office:value="-0.447545" calcext:value-type="float">
            <text:p>-0.447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5814" calcext:value-type="float">
            <text:p>0.195814</text:p>
          </table:table-cell>
          <table:table-cell office:value-type="float" office:value="0.460062" calcext:value-type="float">
            <text:p>0.460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4071" calcext:value-type="float">
            <text:p>0.384071</text:p>
          </table:table-cell>
          <table:table-cell office:value-type="float" office:value="0.32014" calcext:value-type="float">
            <text:p>0.3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0372" calcext:value-type="float">
            <text:p>-0.150372</text:p>
          </table:table-cell>
          <table:table-cell office:value-type="float" office:value="0.476852" calcext:value-type="float">
            <text:p>0.476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9385" calcext:value-type="float">
            <text:p>-0.489385</text:p>
          </table:table-cell>
          <table:table-cell office:value-type="float" office:value="-0.10248" calcext:value-type="float">
            <text:p>-0.10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0656" calcext:value-type="float">
            <text:p>0.200656</text:p>
          </table:table-cell>
          <table:table-cell office:value-type="float" office:value="-0.457971" calcext:value-type="float">
            <text:p>-0.457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7135" calcext:value-type="float">
            <text:p>-0.197135</text:p>
          </table:table-cell>
          <table:table-cell office:value-type="float" office:value="-0.459497" calcext:value-type="float">
            <text:p>-0.459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039" calcext:value-type="float">
            <text:p>0.120039</text:p>
          </table:table-cell>
          <table:table-cell office:value-type="float" office:value="-0.485377" calcext:value-type="float">
            <text:p>-0.485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7091" calcext:value-type="float">
            <text:p>0.257091</text:p>
          </table:table-cell>
          <table:table-cell office:value-type="float" office:value="0.428841" calcext:value-type="float">
            <text:p>0.428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126" calcext:value-type="float">
            <text:p>0.398126</text:p>
          </table:table-cell>
          <table:table-cell office:value-type="float" office:value="0.302483" calcext:value-type="float">
            <text:p>0.302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2951" calcext:value-type="float">
            <text:p>0.0902951</text:p>
          </table:table-cell>
          <table:table-cell office:value-type="float" office:value="0.491779" calcext:value-type="float">
            <text:p>0.49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1974" calcext:value-type="float">
            <text:p>-0.321974</text:p>
          </table:table-cell>
          <table:table-cell office:value-type="float" office:value="0.382534" calcext:value-type="float">
            <text:p>0.382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553061" calcext:value-type="float">
            <text:p>-0.0553061</text:p>
          </table:table-cell>
          <table:table-cell office:value-type="float" office:value="-0.496932" calcext:value-type="float">
            <text:p>-0.496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629" calcext:value-type="float">
            <text:p>-0.11629</text:p>
          </table:table-cell>
          <table:table-cell office:value-type="float" office:value="-0.486289" calcext:value-type="float">
            <text:p>-0.486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3446" calcext:value-type="float">
            <text:p>-0.483446</text:p>
          </table:table-cell>
          <table:table-cell office:value-type="float" office:value="0.127592" calcext:value-type="float">
            <text:p>0.12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05865" calcext:value-type="float">
            <text:p>-7.05865</text:p>
          </table:table-cell>
          <table:table-cell office:value-type="float" office:value="-7.08346" calcext:value-type="float">
            <text:p>-7.083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0717" calcext:value-type="float">
            <text:p>-1.0717</text:p>
          </table:table-cell>
          <table:table-cell office:value-type="float" office:value="9.94241" calcext:value-type="float">
            <text:p>9.942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466" calcext:value-type="float">
            <text:p>6.12466</text:p>
          </table:table-cell>
          <table:table-cell office:value-type="float" office:value="7.90497" calcext:value-type="float">
            <text:p>7.904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2199" calcext:value-type="float">
            <text:p>8.02199</text:p>
          </table:table-cell>
          <table:table-cell office:value-type="float" office:value="-5.97056" calcext:value-type="float">
            <text:p>-5.970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2752" calcext:value-type="float">
            <text:p>-6.32752</text:p>
          </table:table-cell>
          <table:table-cell office:value-type="float" office:value="7.74355" calcext:value-type="float">
            <text:p>7.743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5613" calcext:value-type="float">
            <text:p>6.35613</text:p>
          </table:table-cell>
          <table:table-cell office:value-type="float" office:value="-7.72008" calcext:value-type="float">
            <text:p>-7.72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8054" calcext:value-type="float">
            <text:p>9.38054</text:p>
          </table:table-cell>
          <table:table-cell office:value-type="float" office:value="3.46489" calcext:value-type="float">
            <text:p>3.464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26526" calcext:value-type="float">
            <text:p>-4.26526</text:p>
          </table:table-cell>
          <table:table-cell office:value-type="float" office:value="-9.04475" calcext:value-type="float">
            <text:p>-9.044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17843" calcext:value-type="float">
            <text:p>-6.17843</text:p>
          </table:table-cell>
          <table:table-cell office:value-type="float" office:value="-7.86302" calcext:value-type="float">
            <text:p>-7.863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4881" calcext:value-type="float">
            <text:p>4.14881</text:p>
          </table:table-cell>
          <table:table-cell office:value-type="float" office:value="-9.09876" calcext:value-type="float">
            <text:p>-9.098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739" calcext:value-type="float">
            <text:p>1.6739</text:p>
          </table:table-cell>
          <table:table-cell office:value-type="float" office:value="-9.85891" calcext:value-type="float">
            <text:p>-9.858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4531" calcext:value-type="float">
            <text:p>5.94531</text:p>
          </table:table-cell>
          <table:table-cell office:value-type="float" office:value="8.04073" calcext:value-type="float">
            <text:p>8.040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1603" calcext:value-type="float">
            <text:p>9.21603</text:p>
          </table:table-cell>
          <table:table-cell office:value-type="float" office:value="-3.88133" calcext:value-type="float">
            <text:p>-3.881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47909" calcext:value-type="float">
            <text:p>-3.47909</text:p>
          </table:table-cell>
          <table:table-cell office:value-type="float" office:value="9.37528" calcext:value-type="float">
            <text:p>9.375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024" calcext:value-type="float">
            <text:p>5.19024</text:p>
          </table:table-cell>
          <table:table-cell office:value-type="float" office:value="-8.54759" calcext:value-type="float">
            <text:p>-8.547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3058" calcext:value-type="float">
            <text:p>9.13058</text:p>
          </table:table-cell>
          <table:table-cell office:value-type="float" office:value="4.0783" calcext:value-type="float">
            <text:p>4.07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468" calcext:value-type="float">
            <text:p>0.27468</text:p>
          </table:table-cell>
          <table:table-cell office:value-type="float" office:value="9.99623" calcext:value-type="float">
            <text:p>9.996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0512" calcext:value-type="float">
            <text:p>5.90512</text:p>
          </table:table-cell>
          <table:table-cell office:value-type="float" office:value="8.07029" calcext:value-type="float">
            <text:p>8.070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92337" calcext:value-type="float">
            <text:p>-1.92337</text:p>
          </table:table-cell>
          <table:table-cell office:value-type="float" office:value="9.81329" calcext:value-type="float">
            <text:p>9.813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89548" calcext:value-type="float">
            <text:p>-9.89548</text:p>
          </table:table-cell>
          <table:table-cell office:value-type="float" office:value="1.44205" calcext:value-type="float">
            <text:p>1.442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8738" calcext:value-type="float">
            <text:p>0.978738</text:p>
          </table:table-cell>
          <table:table-cell office:value-type="float" office:value="-9.95199" calcext:value-type="float">
            <text:p>-9.951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68171" calcext:value-type="float">
            <text:p>-8.68171</text:p>
          </table:table-cell>
          <table:table-cell office:value-type="float" office:value="-4.96265" calcext:value-type="float">
            <text:p>-4.962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77988" calcext:value-type="float">
            <text:p>-0.577988</text:p>
          </table:table-cell>
          <table:table-cell office:value-type="float" office:value="-9.98328" calcext:value-type="float">
            <text:p>-9.983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9738" calcext:value-type="float">
            <text:p>1.89738</text:p>
          </table:table-cell>
          <table:table-cell office:value-type="float" office:value="-9.81835" calcext:value-type="float">
            <text:p>-9.818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9083" calcext:value-type="float">
            <text:p>-5.9083</text:p>
          </table:table-cell>
          <table:table-cell office:value-type="float" office:value="-8.06796" calcext:value-type="float">
            <text:p>-8.067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2923" calcext:value-type="float">
            <text:p>3.92923</text:p>
          </table:table-cell>
          <table:table-cell office:value-type="float" office:value="9.19572" calcext:value-type="float">
            <text:p>9.195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9767" calcext:value-type="float">
            <text:p>4.89767</text:p>
          </table:table-cell>
          <table:table-cell office:value-type="float" office:value="8.71853" calcext:value-type="float">
            <text:p>8.718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88782" calcext:value-type="float">
            <text:p>-3.88782</text:p>
          </table:table-cell>
          <table:table-cell office:value-type="float" office:value="9.2133" calcext:value-type="float">
            <text:p>9.21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3594" calcext:value-type="float">
            <text:p>7.13594</text:p>
          </table:table-cell>
          <table:table-cell office:value-type="float" office:value="-7.0056" calcext:value-type="float">
            <text:p>-7.00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61737" calcext:value-type="float">
            <text:p>-9.61737</text:p>
          </table:table-cell>
          <table:table-cell office:value-type="float" office:value="-2.73975" calcext:value-type="float">
            <text:p>-2.739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40113" calcext:value-type="float">
            <text:p>-7.40113</text:p>
          </table:table-cell>
          <table:table-cell office:value-type="float" office:value="-6.72483" calcext:value-type="float">
            <text:p>-6.724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9087" calcext:value-type="float">
            <text:p>1.09087</text:p>
          </table:table-cell>
          <table:table-cell office:value-type="float" office:value="-9.94032" calcext:value-type="float">
            <text:p>-9.940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5904" calcext:value-type="float">
            <text:p>-6.35904</text:p>
          </table:table-cell>
          <table:table-cell office:value-type="float" office:value="7.71768" calcext:value-type="float">
            <text:p>7.71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30001" calcext:value-type="float">
            <text:p>2.30001</text:p>
          </table:table-cell>
          <table:table-cell office:value-type="float" office:value="-9.7319" calcext:value-type="float">
            <text:p>-9.73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693" calcext:value-type="float">
            <text:p>0.0205693</text:p>
          </table:table-cell>
          <table:table-cell office:value-type="float" office:value="9.99998" calcext:value-type="float">
            <text:p>9.99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821" calcext:value-type="float">
            <text:p>6.3821</text:p>
          </table:table-cell>
          <table:table-cell office:value-type="float" office:value="7.69862" calcext:value-type="float">
            <text:p>7.698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20459" calcext:value-type="float">
            <text:p>-9.20459</text:p>
          </table:table-cell>
          <table:table-cell office:value-type="float" office:value="3.90839" calcext:value-type="float">
            <text:p>3.908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424" calcext:value-type="float">
            <text:p>1.4424</text:p>
          </table:table-cell>
          <table:table-cell office:value-type="float" office:value="-9.89543" calcext:value-type="float">
            <text:p>-9.895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748" calcext:value-type="float">
            <text:p>8.65748</text:p>
          </table:table-cell>
          <table:table-cell office:value-type="float" office:value="-5.0048" calcext:value-type="float">
            <text:p>-5.00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9334" calcext:value-type="float">
            <text:p>5.39334</text:p>
          </table:table-cell>
          <table:table-cell office:value-type="float" office:value="8.42092" calcext:value-type="float">
            <text:p>8.420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8626" calcext:value-type="float">
            <text:p>1.78626</text:p>
          </table:table-cell>
          <table:table-cell office:value-type="float" office:value="-9.83917" calcext:value-type="float">
            <text:p>-9.839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0056" calcext:value-type="float">
            <text:p>3.0056</text:p>
          </table:table-cell>
          <table:table-cell office:value-type="float" office:value="9.53763" calcext:value-type="float">
            <text:p>9.537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0891" calcext:value-type="float">
            <text:p>0.870891</text:p>
          </table:table-cell>
          <table:table-cell office:value-type="float" office:value="-9.96201" calcext:value-type="float">
            <text:p>-9.962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4106" calcext:value-type="float">
            <text:p>5.34106</text:p>
          </table:table-cell>
          <table:table-cell office:value-type="float" office:value="-8.45418" calcext:value-type="float">
            <text:p>-8.454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31449" calcext:value-type="float">
            <text:p>4.31449</text:p>
          </table:table-cell>
          <table:table-cell office:value-type="float" office:value="-9.02137" calcext:value-type="float">
            <text:p>-9.021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81442" calcext:value-type="float">
            <text:p>-0.181442</text:p>
          </table:table-cell>
          <table:table-cell office:value-type="float" office:value="-9.99835" calcext:value-type="float">
            <text:p>-9.998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52" calcext:value-type="float">
            <text:p>7.1252</text:p>
          </table:table-cell>
          <table:table-cell office:value-type="float" office:value="7.01652" calcext:value-type="float">
            <text:p>7.016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44328" calcext:value-type="float">
            <text:p>-8.44328</text:p>
          </table:table-cell>
          <table:table-cell office:value-type="float" office:value="-5.35826" calcext:value-type="float">
            <text:p>-5.358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73695" calcext:value-type="float">
            <text:p>-1.73695</text:p>
          </table:table-cell>
          <table:table-cell office:value-type="float" office:value="-9.84799" calcext:value-type="float">
            <text:p>-9.847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19778" calcext:value-type="float">
            <text:p>-5.19778</text:p>
          </table:table-cell>
          <table:table-cell office:value-type="float" office:value="-8.54301" calcext:value-type="float">
            <text:p>-8.543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802" calcext:value-type="float">
            <text:p>22.0802</text:p>
          </table:table-cell>
          <table:table-cell office:value-type="float" office:value="22.266" calcext:value-type="float">
            <text:p>22.2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6304" calcext:value-type="float">
            <text:p>24.6304</text:p>
          </table:table-cell>
          <table:table-cell office:value-type="float" office:value="21.0171" calcext:value-type="float">
            <text:p>21.01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7172" calcext:value-type="float">
            <text:p>23.7172</text:p>
          </table:table-cell>
          <table:table-cell office:value-type="float" office:value="21.2113" calcext:value-type="float">
            <text:p>21.21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205" calcext:value-type="float">
            <text:p>21.1205</text:p>
          </table:table-cell>
          <table:table-cell office:value-type="float" office:value="25.9743" calcext:value-type="float">
            <text:p>25.97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928" calcext:value-type="float">
            <text:p>21.1928</text:p>
          </table:table-cell>
          <table:table-cell office:value-type="float" office:value="26.2268" calcext:value-type="float">
            <text:p>26.22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714" calcext:value-type="float">
            <text:p>22.4714</text:p>
          </table:table-cell>
          <table:table-cell office:value-type="float" office:value="21.9006" calcext:value-type="float">
            <text:p>21.90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2294" calcext:value-type="float">
            <text:p>25.2294</text:p>
          </table:table-cell>
          <table:table-cell office:value-type="float" office:value="21.0066" calcext:value-type="float">
            <text:p>21.00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7088" calcext:value-type="float">
            <text:p>24.7088</text:p>
          </table:table-cell>
          <table:table-cell office:value-type="float" office:value="28.9894" calcext:value-type="float">
            <text:p>28.98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798" calcext:value-type="float">
            <text:p>23.5798</text:p>
          </table:table-cell>
          <table:table-cell office:value-type="float" office:value="21.2606" calcext:value-type="float">
            <text:p>21.26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167" calcext:value-type="float">
            <text:p>21.2167</text:p>
          </table:table-cell>
          <table:table-cell office:value-type="float" office:value="26.2987" calcext:value-type="float">
            <text:p>26.29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555" calcext:value-type="float">
            <text:p>24.4555</text:p>
          </table:table-cell>
          <table:table-cell office:value-type="float" office:value="21.0372" calcext:value-type="float">
            <text:p>21.03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122" calcext:value-type="float">
            <text:p>21.1122</text:p>
          </table:table-cell>
          <table:table-cell office:value-type="float" office:value="25.9406" calcext:value-type="float">
            <text:p>25.94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267" calcext:value-type="float">
            <text:p>25.3267</text:p>
          </table:table-cell>
          <table:table-cell office:value-type="float" office:value="28.9866" calcext:value-type="float">
            <text:p>28.98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957" calcext:value-type="float">
            <text:p>23.5957</text:p>
          </table:table-cell>
          <table:table-cell office:value-type="float" office:value="21.2546" calcext:value-type="float">
            <text:p>21.25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7755" calcext:value-type="float">
            <text:p>24.7755</text:p>
          </table:table-cell>
          <table:table-cell office:value-type="float" office:value="21.0063" calcext:value-type="float">
            <text:p>21.00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1448" calcext:value-type="float">
            <text:p>28.1448</text:p>
          </table:table-cell>
          <table:table-cell office:value-type="float" office:value="22.5281" calcext:value-type="float">
            <text:p>22.52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558" calcext:value-type="float">
            <text:p>21.558</text:p>
          </table:table-cell>
          <table:table-cell office:value-type="float" office:value="27.0378" calcext:value-type="float">
            <text:p>27.03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2852" calcext:value-type="float">
            <text:p>24.2852</text:p>
          </table:table-cell>
          <table:table-cell office:value-type="float" office:value="21.0644" calcext:value-type="float">
            <text:p>21.06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3585" calcext:value-type="float">
            <text:p>28.3585</text:p>
          </table:table-cell>
          <table:table-cell office:value-type="float" office:value="22.8274" calcext:value-type="float">
            <text:p>22.82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645" calcext:value-type="float">
            <text:p>21.6645</text:p>
          </table:table-cell>
          <table:table-cell office:value-type="float" office:value="22.7922" calcext:value-type="float">
            <text:p>22.79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2211" calcext:value-type="float">
            <text:p>27.2211</text:p>
          </table:table-cell>
          <table:table-cell office:value-type="float" office:value="21.6733" calcext:value-type="float">
            <text:p>21.67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094" calcext:value-type="float">
            <text:p>25.3094</text:p>
          </table:table-cell>
          <table:table-cell office:value-type="float" office:value="21.012" calcext:value-type="float">
            <text:p>21.0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0659" calcext:value-type="float">
            <text:p>26.0659</text:p>
          </table:table-cell>
          <table:table-cell office:value-type="float" office:value="21.1446" calcext:value-type="float">
            <text:p>21.14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4862" calcext:value-type="float">
            <text:p>23.4862</text:p>
          </table:table-cell>
          <table:table-cell office:value-type="float" office:value="21.2975" calcext:value-type="float">
            <text:p>21.29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6253" calcext:value-type="float">
            <text:p>28.6253</text:p>
          </table:table-cell>
          <table:table-cell office:value-type="float" office:value="26.6904" calcext:value-type="float">
            <text:p>26.69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6435" calcext:value-type="float">
            <text:p>24.6435</text:p>
          </table:table-cell>
          <table:table-cell office:value-type="float" office:value="21.0159" calcext:value-type="float">
            <text:p>21.01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5388" calcext:value-type="float">
            <text:p>26.5388</text:p>
          </table:table-cell>
          <table:table-cell office:value-type="float" office:value="28.6921" calcext:value-type="float">
            <text:p>28.69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9926" calcext:value-type="float">
            <text:p>26.9926</text:p>
          </table:table-cell>
          <table:table-cell office:value-type="float" office:value="28.4684" calcext:value-type="float">
            <text:p>28.46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5809" calcext:value-type="float">
            <text:p>28.5809</text:p>
          </table:table-cell>
          <table:table-cell office:value-type="float" office:value="23.2175" calcext:value-type="float">
            <text:p>23.21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494" calcext:value-type="float">
            <text:p>25.3494</text:p>
          </table:table-cell>
          <table:table-cell office:value-type="float" office:value="28.9847" calcext:value-type="float">
            <text:p>28.98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7979" calcext:value-type="float">
            <text:p>21.7979</text:p>
          </table:table-cell>
          <table:table-cell office:value-type="float" office:value="22.6028" calcext:value-type="float">
            <text:p>22.60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688" calcext:value-type="float">
            <text:p>21.4688</text:p>
          </table:table-cell>
          <table:table-cell office:value-type="float" office:value="23.121" calcext:value-type="float">
            <text:p>23.1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074" calcext:value-type="float">
            <text:p>24.3074</text:p>
          </table:table-cell>
          <table:table-cell office:value-type="float" office:value="28.9396" calcext:value-type="float">
            <text:p>28.93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5178" calcext:value-type="float">
            <text:p>25.5178</text:p>
          </table:table-cell>
          <table:table-cell office:value-type="float" office:value="21.0337" calcext:value-type="float">
            <text:p>21.03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9522" calcext:value-type="float">
            <text:p>25.9522</text:p>
          </table:table-cell>
          <table:table-cell office:value-type="float" office:value="28.885" calcext:value-type="float">
            <text:p>28.8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882" calcext:value-type="float">
            <text:p>22.3882</text:p>
          </table:table-cell>
          <table:table-cell office:value-type="float" office:value="28.0296" calcext:value-type="float">
            <text:p>28.02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667" calcext:value-type="float">
            <text:p>22.8667</text:p>
          </table:table-cell>
          <table:table-cell office:value-type="float" office:value="21.6164" calcext:value-type="float">
            <text:p>21.61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428" calcext:value-type="float">
            <text:p>25.8428</text:p>
          </table:table-cell>
          <table:table-cell office:value-type="float" office:value="28.9102" calcext:value-type="float">
            <text:p>28.91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4236" calcext:value-type="float">
            <text:p>28.4236</text:p>
          </table:table-cell>
          <table:table-cell office:value-type="float" office:value="22.9314" calcext:value-type="float">
            <text:p>22.93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086" calcext:value-type="float">
            <text:p>25.3086</text:p>
          </table:table-cell>
          <table:table-cell office:value-type="float" office:value="28.9881" calcext:value-type="float">
            <text:p>28.98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485" calcext:value-type="float">
            <text:p>25.8485</text:p>
          </table:table-cell>
          <table:table-cell office:value-type="float" office:value="28.909" calcext:value-type="float">
            <text:p>28.9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806" calcext:value-type="float">
            <text:p>22.5806</text:p>
          </table:table-cell>
          <table:table-cell office:value-type="float" office:value="21.8147" calcext:value-type="float">
            <text:p>21.81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4445" calcext:value-type="float">
            <text:p>23.4445</text:p>
          </table:table-cell>
          <table:table-cell office:value-type="float" office:value="28.6852" calcext:value-type="float">
            <text:p>28.68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93" calcext:value-type="float">
            <text:p>24.393</text:p>
          </table:table-cell>
          <table:table-cell office:value-type="float" office:value="28.9537" calcext:value-type="float">
            <text:p>28.95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1738" calcext:value-type="float">
            <text:p>25.1738</text:p>
          </table:table-cell>
          <table:table-cell office:value-type="float" office:value="21.0038" calcext:value-type="float">
            <text:p>21.00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7343" calcext:value-type="float">
            <text:p>28.7343</text:p>
          </table:table-cell>
          <table:table-cell office:value-type="float" office:value="26.4336" calcext:value-type="float">
            <text:p>26.43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1376" calcext:value-type="float">
            <text:p>26.1376</text:p>
          </table:table-cell>
          <table:table-cell office:value-type="float" office:value="28.8348" calcext:value-type="float">
            <text:p>28.83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427" calcext:value-type="float">
            <text:p>24.4427</text:p>
          </table:table-cell>
          <table:table-cell office:value-type="float" office:value="21.039" calcext:value-type="float">
            <text:p>21.0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9976" calcext:value-type="float">
            <text:p>27.9976</text:p>
          </table:table-cell>
          <table:table-cell office:value-type="float" office:value="22.3515" calcext:value-type="float">
            <text:p>22.35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0368" calcext:value-type="float">
            <text:p>25.0368</text:p>
          </table:table-cell>
          <table:table-cell office:value-type="float" office:value="21.0002" calcext:value-type="float">
            <text:p>21.00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18:17:32.922809287</meta:creation-date>
    <dc:date>2020-01-31T18:22:03.042852506</dc:date>
    <meta:editing-duration>PT4M30S</meta:editing-duration>
    <meta:editing-cycles>2</meta:editing-cycles>
    <meta:generator>LibreOffice/6.3.4.2$Linux_X86_64 LibreOffice_project/30$Build-2</meta:generator>
    <meta:document-statistic meta:table-count="1" meta:cell-count="76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-2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39cm" svg:height="17.009cm" xlink:href=".." xlink:type="simple" chart:class="chart:bubble" chart:style-name="ch1">
        <chart:legend chart:legend-position="end" svg:x="28.849cm" svg:y="8.205cm" style:legend-expansion="high" chart:style-name="ch2"/>
        <chart:plot-area chart:style-name="ch3" table:cell-range-address="Sheet1.A1:Sheet1.B152 Sheet1.E1:Sheet1.E152 Sheet1.D2:Sheet1.D152" chart:data-source-has-labels="row" svg:x="0.604cm" svg:y="0.34cm" svg:width="27.641cm" svg:height="16.329cm">
          <chartooo:coordinate-region svg:x="0.842cm" svg:y="0.539cm" svg:width="27.216cm" svg:height="15.9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52" chart:label-cell-address="Sheet1.E1:Sheet1.E1" chart:class="chart:bubble">
            <chart:domain table:cell-range-address="Sheet1.B2:Sheet1.B152"/>
            <chart:domain table:cell-range-address="Sheet1.A2:Sheet1.A152"/>
            <chart:data-point chart:repeated="151"/>
            <loext:propertry-mapping loext:property="FillColor" loext:cell-range-address="Sheet1.D2:Sheet1.D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size</text:p>
                <draw:g>
                  <svg:desc>Sheet1.E1:Sheet1.E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265">
                <text:p>0.26265</text:p>
                <draw:g>
                  <svg:desc>Sheet1.A2:Sheet1.A152</svg:desc>
                </draw:g>
              </table:table-cell>
              <table:table-cell office:value-type="float" office:value="-0.425458">
                <text:p>-0.425458</text:p>
                <draw:g>
                  <svg:desc>Sheet1.B2:Sheet1.B152</svg:desc>
                </draw:g>
              </table:table-cell>
              <table:table-cell office:value-type="float" office:value="1">
                <text:p>1</text:p>
                <draw:g>
                  <svg:desc>Sheet1.E2:Sheet1.E152</svg:desc>
                </draw:g>
              </table:table-cell>
              <table:table-cell office:value-type="float" office:value="0">
                <text:p>0</text:p>
                <draw:g>
                  <svg:desc>Sheet1.D2:Sheet1.D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18198">
                <text:p>-0.218198</text:p>
              </table:table-cell>
              <table:table-cell office:value-type="float" office:value="-0.449877">
                <text:p>-0.4498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64963">
                <text:p>-0.364963</text:p>
              </table:table-cell>
              <table:table-cell office:value-type="float" office:value="-0.341763">
                <text:p>-0.3417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276">
                <text:p>0.102276</text:p>
              </table:table-cell>
              <table:table-cell office:value-type="float" office:value="0.489428">
                <text:p>0.4894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5443">
                <text:p>0.285443</text:p>
              </table:table-cell>
              <table:table-cell office:value-type="float" office:value="0.410515">
                <text:p>0.4105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1249">
                <text:p>0.191249</text:p>
              </table:table-cell>
              <table:table-cell office:value-type="float" office:value="0.461978">
                <text:p>0.4619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0253">
                <text:p>0.180253</text:p>
              </table:table-cell>
              <table:table-cell office:value-type="float" office:value="-0.466378">
                <text:p>-0.4663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25571">
                <text:p>-0.225571</text:p>
              </table:table-cell>
              <table:table-cell office:value-type="float" office:value="-0.446226">
                <text:p>-0.4462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53147">
                <text:p>-0.253147</text:p>
              </table:table-cell>
              <table:table-cell office:value-type="float" office:value="0.43118">
                <text:p>0.431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8944">
                <text:p>0.288944</text:p>
              </table:table-cell>
              <table:table-cell office:value-type="float" office:value="-0.408058">
                <text:p>-0.4080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4965">
                <text:p>0.00444965</text:p>
              </table:table-cell>
              <table:table-cell office:value-type="float" office:value="0.49998">
                <text:p>0.499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806969">
                <text:p>-0.0806969</text:p>
              </table:table-cell>
              <table:table-cell office:value-type="float" office:value="0.493445">
                <text:p>0.4934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0919">
                <text:p>0.0710919</text:p>
              </table:table-cell>
              <table:table-cell office:value-type="float" office:value="-0.49492">
                <text:p>-0.494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28478">
                <text:p>-0.328478</text:p>
              </table:table-cell>
              <table:table-cell office:value-type="float" office:value="-0.376964">
                <text:p>-0.3769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549">
                <text:p>-0.11549</text:p>
              </table:table-cell>
              <table:table-cell office:value-type="float" office:value="0.486479">
                <text:p>0.4864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30261">
                <text:p>-0.230261</text:p>
              </table:table-cell>
              <table:table-cell office:value-type="float" office:value="-0.443824">
                <text:p>-0.4438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63153">
                <text:p>-0.363153</text:p>
              </table:table-cell>
              <table:table-cell office:value-type="float" office:value="-0.343686">
                <text:p>-0.3436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29399">
                <text:p>0.0729399</text:p>
              </table:table-cell>
              <table:table-cell office:value-type="float" office:value="0.494651">
                <text:p>0.4946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5999">
                <text:p>0.305999</text:p>
              </table:table-cell>
              <table:table-cell office:value-type="float" office:value="-0.39543">
                <text:p>-0.395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8344">
                <text:p>-0.108344</text:p>
              </table:table-cell>
              <table:table-cell office:value-type="float" office:value="-0.48812">
                <text:p>-0.488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0922">
                <text:p>0.410922</text:p>
              </table:table-cell>
              <table:table-cell office:value-type="float" office:value="0.284857">
                <text:p>0.2848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502109">
                <text:p>-0.00502109</text:p>
              </table:table-cell>
              <table:table-cell office:value-type="float" office:value="0.499975">
                <text:p>0.4999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60468">
                <text:p>-0.160468</text:p>
              </table:table-cell>
              <table:table-cell office:value-type="float" office:value="0.47355">
                <text:p>0.473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924583">
                <text:p>-0.0924583</text:p>
              </table:table-cell>
              <table:table-cell office:value-type="float" office:value="-0.491377">
                <text:p>-0.4913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13527">
                <text:p>-0.213527</text:p>
              </table:table-cell>
              <table:table-cell office:value-type="float" office:value="0.452113">
                <text:p>0.4521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7951">
                <text:p>0.417951</text:p>
              </table:table-cell>
              <table:table-cell office:value-type="float" office:value="-0.274439">
                <text:p>-0.2744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1836">
                <text:p>-0.041836</text:p>
              </table:table-cell>
              <table:table-cell office:value-type="float" office:value="0.498247">
                <text:p>0.4982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85619">
                <text:p>-0.385619</text:p>
              </table:table-cell>
              <table:table-cell office:value-type="float" office:value="0.318274">
                <text:p>0.3182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4982">
                <text:p>0.464982</text:p>
              </table:table-cell>
              <table:table-cell office:value-type="float" office:value="0.183825">
                <text:p>0.1838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203">
                <text:p>0.152203</text:p>
              </table:table-cell>
              <table:table-cell office:value-type="float" office:value="-0.476271">
                <text:p>-0.4762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1559">
                <text:p>0.461559</text:p>
              </table:table-cell>
              <table:table-cell office:value-type="float" office:value="0.192258">
                <text:p>0.1922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38319">
                <text:p>0.0638319</text:p>
              </table:table-cell>
              <table:table-cell office:value-type="float" office:value="0.495909">
                <text:p>0.4959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0853">
                <text:p>0.280853</text:p>
              </table:table-cell>
              <table:table-cell office:value-type="float" office:value="0.413668">
                <text:p>0.4136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13151">
                <text:p>-0.413151</text:p>
              </table:table-cell>
              <table:table-cell office:value-type="float" office:value="0.281614">
                <text:p>0.2816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71784">
                <text:p>0.0571784</text:p>
              </table:table-cell>
              <table:table-cell office:value-type="float" office:value="0.49672">
                <text:p>0.496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2943">
                <text:p>0.222943</text:p>
              </table:table-cell>
              <table:table-cell office:value-type="float" office:value="-0.447545">
                <text:p>-0.4475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814">
                <text:p>0.195814</text:p>
              </table:table-cell>
              <table:table-cell office:value-type="float" office:value="0.460062">
                <text:p>0.4600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4071">
                <text:p>0.384071</text:p>
              </table:table-cell>
              <table:table-cell office:value-type="float" office:value="0.32014">
                <text:p>0.320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50372">
                <text:p>-0.150372</text:p>
              </table:table-cell>
              <table:table-cell office:value-type="float" office:value="0.476852">
                <text:p>0.4768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9385">
                <text:p>-0.489385</text:p>
              </table:table-cell>
              <table:table-cell office:value-type="float" office:value="-0.10248">
                <text:p>-0.102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0656">
                <text:p>0.200656</text:p>
              </table:table-cell>
              <table:table-cell office:value-type="float" office:value="-0.457971">
                <text:p>-0.4579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97135">
                <text:p>-0.197135</text:p>
              </table:table-cell>
              <table:table-cell office:value-type="float" office:value="-0.459497">
                <text:p>-0.4594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0039">
                <text:p>0.120039</text:p>
              </table:table-cell>
              <table:table-cell office:value-type="float" office:value="-0.485377">
                <text:p>-0.4853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7091">
                <text:p>0.257091</text:p>
              </table:table-cell>
              <table:table-cell office:value-type="float" office:value="0.428841">
                <text:p>0.4288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8126">
                <text:p>0.398126</text:p>
              </table:table-cell>
              <table:table-cell office:value-type="float" office:value="0.302483">
                <text:p>0.3024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02951">
                <text:p>0.0902951</text:p>
              </table:table-cell>
              <table:table-cell office:value-type="float" office:value="0.491779">
                <text:p>0.4917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21974">
                <text:p>-0.321974</text:p>
              </table:table-cell>
              <table:table-cell office:value-type="float" office:value="0.382534">
                <text:p>0.3825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53061">
                <text:p>-0.0553061</text:p>
              </table:table-cell>
              <table:table-cell office:value-type="float" office:value="-0.496932">
                <text:p>-0.4969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1629">
                <text:p>-0.11629</text:p>
              </table:table-cell>
              <table:table-cell office:value-type="float" office:value="-0.486289">
                <text:p>-0.4862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483446">
                <text:p>-0.483446</text:p>
              </table:table-cell>
              <table:table-cell office:value-type="float" office:value="0.127592">
                <text:p>0.127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.05865">
                <text:p>-7.05865</text:p>
              </table:table-cell>
              <table:table-cell office:value-type="float" office:value="-7.08346">
                <text:p>-7.0834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717">
                <text:p>-1.0717</text:p>
              </table:table-cell>
              <table:table-cell office:value-type="float" office:value="9.94241">
                <text:p>9.9424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2466">
                <text:p>6.12466</text:p>
              </table:table-cell>
              <table:table-cell office:value-type="float" office:value="7.90497">
                <text:p>7.9049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02199">
                <text:p>8.02199</text:p>
              </table:table-cell>
              <table:table-cell office:value-type="float" office:value="-5.97056">
                <text:p>-5.9705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32752">
                <text:p>-6.32752</text:p>
              </table:table-cell>
              <table:table-cell office:value-type="float" office:value="7.74355">
                <text:p>7.7435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35613">
                <text:p>6.35613</text:p>
              </table:table-cell>
              <table:table-cell office:value-type="float" office:value="-7.72008">
                <text:p>-7.7200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8054">
                <text:p>9.38054</text:p>
              </table:table-cell>
              <table:table-cell office:value-type="float" office:value="3.46489">
                <text:p>3.464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6526">
                <text:p>-4.26526</text:p>
              </table:table-cell>
              <table:table-cell office:value-type="float" office:value="-9.04475">
                <text:p>-9.0447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.17843">
                <text:p>-6.17843</text:p>
              </table:table-cell>
              <table:table-cell office:value-type="float" office:value="-7.86302">
                <text:p>-7.863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4881">
                <text:p>4.14881</text:p>
              </table:table-cell>
              <table:table-cell office:value-type="float" office:value="-9.09876">
                <text:p>-9.0987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739">
                <text:p>1.6739</text:p>
              </table:table-cell>
              <table:table-cell office:value-type="float" office:value="-9.85891">
                <text:p>-9.85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4531">
                <text:p>5.94531</text:p>
              </table:table-cell>
              <table:table-cell office:value-type="float" office:value="8.04073">
                <text:p>8.0407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21603">
                <text:p>9.21603</text:p>
              </table:table-cell>
              <table:table-cell office:value-type="float" office:value="-3.88133">
                <text:p>-3.881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47909">
                <text:p>-3.47909</text:p>
              </table:table-cell>
              <table:table-cell office:value-type="float" office:value="9.37528">
                <text:p>9.375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9024">
                <text:p>5.19024</text:p>
              </table:table-cell>
              <table:table-cell office:value-type="float" office:value="-8.54759">
                <text:p>-8.5475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13058">
                <text:p>9.13058</text:p>
              </table:table-cell>
              <table:table-cell office:value-type="float" office:value="4.0783">
                <text:p>4.078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468">
                <text:p>0.27468</text:p>
              </table:table-cell>
              <table:table-cell office:value-type="float" office:value="9.99623">
                <text:p>9.9962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90512">
                <text:p>5.90512</text:p>
              </table:table-cell>
              <table:table-cell office:value-type="float" office:value="8.07029">
                <text:p>8.070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92337">
                <text:p>-1.92337</text:p>
              </table:table-cell>
              <table:table-cell office:value-type="float" office:value="9.81329">
                <text:p>9.813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89548">
                <text:p>-9.89548</text:p>
              </table:table-cell>
              <table:table-cell office:value-type="float" office:value="1.44205">
                <text:p>1.4420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8738">
                <text:p>0.978738</text:p>
              </table:table-cell>
              <table:table-cell office:value-type="float" office:value="-9.95199">
                <text:p>-9.9519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68171">
                <text:p>-8.68171</text:p>
              </table:table-cell>
              <table:table-cell office:value-type="float" office:value="-4.96265">
                <text:p>-4.9626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77988">
                <text:p>-0.577988</text:p>
              </table:table-cell>
              <table:table-cell office:value-type="float" office:value="-9.98328">
                <text:p>-9.983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9738">
                <text:p>1.89738</text:p>
              </table:table-cell>
              <table:table-cell office:value-type="float" office:value="-9.81835">
                <text:p>-9.818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9083">
                <text:p>-5.9083</text:p>
              </table:table-cell>
              <table:table-cell office:value-type="float" office:value="-8.06796">
                <text:p>-8.0679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2923">
                <text:p>3.92923</text:p>
              </table:table-cell>
              <table:table-cell office:value-type="float" office:value="9.19572">
                <text:p>9.1957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89767">
                <text:p>4.89767</text:p>
              </table:table-cell>
              <table:table-cell office:value-type="float" office:value="8.71853">
                <text:p>8.718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88782">
                <text:p>-3.88782</text:p>
              </table:table-cell>
              <table:table-cell office:value-type="float" office:value="9.2133">
                <text:p>9.21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3594">
                <text:p>7.13594</text:p>
              </table:table-cell>
              <table:table-cell office:value-type="float" office:value="-7.0056">
                <text:p>-7.005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.61737">
                <text:p>-9.61737</text:p>
              </table:table-cell>
              <table:table-cell office:value-type="float" office:value="-2.73975">
                <text:p>-2.7397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.40113">
                <text:p>-7.40113</text:p>
              </table:table-cell>
              <table:table-cell office:value-type="float" office:value="-6.72483">
                <text:p>-6.7248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9087">
                <text:p>1.09087</text:p>
              </table:table-cell>
              <table:table-cell office:value-type="float" office:value="-9.94032">
                <text:p>-9.940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35904">
                <text:p>-6.35904</text:p>
              </table:table-cell>
              <table:table-cell office:value-type="float" office:value="7.71768">
                <text:p>7.7176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0001">
                <text:p>2.30001</text:p>
              </table:table-cell>
              <table:table-cell office:value-type="float" office:value="-9.7319">
                <text:p>-9.73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5693">
                <text:p>0.0205693</text:p>
              </table:table-cell>
              <table:table-cell office:value-type="float" office:value="9.99998">
                <text:p>9.9999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3821">
                <text:p>6.3821</text:p>
              </table:table-cell>
              <table:table-cell office:value-type="float" office:value="7.69862">
                <text:p>7.6986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.20459">
                <text:p>-9.20459</text:p>
              </table:table-cell>
              <table:table-cell office:value-type="float" office:value="3.90839">
                <text:p>3.9083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24">
                <text:p>1.4424</text:p>
              </table:table-cell>
              <table:table-cell office:value-type="float" office:value="-9.89543">
                <text:p>-9.8954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65748">
                <text:p>8.65748</text:p>
              </table:table-cell>
              <table:table-cell office:value-type="float" office:value="-5.0048">
                <text:p>-5.004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9334">
                <text:p>5.39334</text:p>
              </table:table-cell>
              <table:table-cell office:value-type="float" office:value="8.42092">
                <text:p>8.4209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8626">
                <text:p>1.78626</text:p>
              </table:table-cell>
              <table:table-cell office:value-type="float" office:value="-9.83917">
                <text:p>-9.839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056">
                <text:p>3.0056</text:p>
              </table:table-cell>
              <table:table-cell office:value-type="float" office:value="9.53763">
                <text:p>9.5376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0891">
                <text:p>0.870891</text:p>
              </table:table-cell>
              <table:table-cell office:value-type="float" office:value="-9.96201">
                <text:p>-9.962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4106">
                <text:p>5.34106</text:p>
              </table:table-cell>
              <table:table-cell office:value-type="float" office:value="-8.45418">
                <text:p>-8.454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1449">
                <text:p>4.31449</text:p>
              </table:table-cell>
              <table:table-cell office:value-type="float" office:value="-9.02137">
                <text:p>-9.021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81442">
                <text:p>-0.181442</text:p>
              </table:table-cell>
              <table:table-cell office:value-type="float" office:value="-9.99835">
                <text:p>-9.998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1252">
                <text:p>7.1252</text:p>
              </table:table-cell>
              <table:table-cell office:value-type="float" office:value="7.01652">
                <text:p>7.016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.44328">
                <text:p>-8.44328</text:p>
              </table:table-cell>
              <table:table-cell office:value-type="float" office:value="-5.35826">
                <text:p>-5.3582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73695">
                <text:p>-1.73695</text:p>
              </table:table-cell>
              <table:table-cell office:value-type="float" office:value="-9.84799">
                <text:p>-9.8479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.19778">
                <text:p>-5.19778</text:p>
              </table:table-cell>
              <table:table-cell office:value-type="float" office:value="-8.54301">
                <text:p>-8.543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.0802">
                <text:p>22.0802</text:p>
              </table:table-cell>
              <table:table-cell office:value-type="float" office:value="22.266">
                <text:p>22.2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6304">
                <text:p>24.6304</text:p>
              </table:table-cell>
              <table:table-cell office:value-type="float" office:value="21.0171">
                <text:p>21.01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.7172">
                <text:p>23.7172</text:p>
              </table:table-cell>
              <table:table-cell office:value-type="float" office:value="21.2113">
                <text:p>21.21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1205">
                <text:p>21.1205</text:p>
              </table:table-cell>
              <table:table-cell office:value-type="float" office:value="25.9743">
                <text:p>25.97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1928">
                <text:p>21.1928</text:p>
              </table:table-cell>
              <table:table-cell office:value-type="float" office:value="26.2268">
                <text:p>26.22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4714">
                <text:p>22.4714</text:p>
              </table:table-cell>
              <table:table-cell office:value-type="float" office:value="21.9006">
                <text:p>21.90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.2294">
                <text:p>25.2294</text:p>
              </table:table-cell>
              <table:table-cell office:value-type="float" office:value="21.0066">
                <text:p>21.00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.7088">
                <text:p>24.7088</text:p>
              </table:table-cell>
              <table:table-cell office:value-type="float" office:value="28.9894">
                <text:p>28.9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5798">
                <text:p>23.5798</text:p>
              </table:table-cell>
              <table:table-cell office:value-type="float" office:value="21.2606">
                <text:p>21.26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2167">
                <text:p>21.2167</text:p>
              </table:table-cell>
              <table:table-cell office:value-type="float" office:value="26.2987">
                <text:p>26.29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4555">
                <text:p>24.4555</text:p>
              </table:table-cell>
              <table:table-cell office:value-type="float" office:value="21.0372">
                <text:p>21.03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1122">
                <text:p>21.1122</text:p>
              </table:table-cell>
              <table:table-cell office:value-type="float" office:value="25.9406">
                <text:p>25.94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.3267">
                <text:p>25.3267</text:p>
              </table:table-cell>
              <table:table-cell office:value-type="float" office:value="28.9866">
                <text:p>28.98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5957">
                <text:p>23.5957</text:p>
              </table:table-cell>
              <table:table-cell office:value-type="float" office:value="21.2546">
                <text:p>21.25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7755">
                <text:p>24.7755</text:p>
              </table:table-cell>
              <table:table-cell office:value-type="float" office:value="21.0063">
                <text:p>21.00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1448">
                <text:p>28.1448</text:p>
              </table:table-cell>
              <table:table-cell office:value-type="float" office:value="22.5281">
                <text:p>22.5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558">
                <text:p>21.558</text:p>
              </table:table-cell>
              <table:table-cell office:value-type="float" office:value="27.0378">
                <text:p>27.03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.2852">
                <text:p>24.2852</text:p>
              </table:table-cell>
              <table:table-cell office:value-type="float" office:value="21.0644">
                <text:p>21.06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.3585">
                <text:p>28.3585</text:p>
              </table:table-cell>
              <table:table-cell office:value-type="float" office:value="22.8274">
                <text:p>22.82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6645">
                <text:p>21.6645</text:p>
              </table:table-cell>
              <table:table-cell office:value-type="float" office:value="22.7922">
                <text:p>22.79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2211">
                <text:p>27.2211</text:p>
              </table:table-cell>
              <table:table-cell office:value-type="float" office:value="21.6733">
                <text:p>21.67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3094">
                <text:p>25.3094</text:p>
              </table:table-cell>
              <table:table-cell office:value-type="float" office:value="21.012">
                <text:p>21.0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0659">
                <text:p>26.0659</text:p>
              </table:table-cell>
              <table:table-cell office:value-type="float" office:value="21.1446">
                <text:p>21.14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4862">
                <text:p>23.4862</text:p>
              </table:table-cell>
              <table:table-cell office:value-type="float" office:value="21.2975">
                <text:p>21.2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6253">
                <text:p>28.6253</text:p>
              </table:table-cell>
              <table:table-cell office:value-type="float" office:value="26.6904">
                <text:p>26.69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6435">
                <text:p>24.6435</text:p>
              </table:table-cell>
              <table:table-cell office:value-type="float" office:value="21.0159">
                <text:p>21.01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5388">
                <text:p>26.5388</text:p>
              </table:table-cell>
              <table:table-cell office:value-type="float" office:value="28.6921">
                <text:p>28.69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9926">
                <text:p>26.9926</text:p>
              </table:table-cell>
              <table:table-cell office:value-type="float" office:value="28.4684">
                <text:p>28.46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.5809">
                <text:p>28.5809</text:p>
              </table:table-cell>
              <table:table-cell office:value-type="float" office:value="23.2175">
                <text:p>23.21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3494">
                <text:p>25.3494</text:p>
              </table:table-cell>
              <table:table-cell office:value-type="float" office:value="28.9847">
                <text:p>28.98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7979">
                <text:p>21.7979</text:p>
              </table:table-cell>
              <table:table-cell office:value-type="float" office:value="22.6028">
                <text:p>22.60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4688">
                <text:p>21.4688</text:p>
              </table:table-cell>
              <table:table-cell office:value-type="float" office:value="23.121">
                <text:p>23.1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3074">
                <text:p>24.3074</text:p>
              </table:table-cell>
              <table:table-cell office:value-type="float" office:value="28.9396">
                <text:p>28.93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.5178">
                <text:p>25.5178</text:p>
              </table:table-cell>
              <table:table-cell office:value-type="float" office:value="21.0337">
                <text:p>21.03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.9522">
                <text:p>25.9522</text:p>
              </table:table-cell>
              <table:table-cell office:value-type="float" office:value="28.885">
                <text:p>28.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3882">
                <text:p>22.3882</text:p>
              </table:table-cell>
              <table:table-cell office:value-type="float" office:value="28.0296">
                <text:p>28.02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8667">
                <text:p>22.8667</text:p>
              </table:table-cell>
              <table:table-cell office:value-type="float" office:value="21.6164">
                <text:p>21.61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8428">
                <text:p>25.8428</text:p>
              </table:table-cell>
              <table:table-cell office:value-type="float" office:value="28.9102">
                <text:p>28.9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.4236">
                <text:p>28.4236</text:p>
              </table:table-cell>
              <table:table-cell office:value-type="float" office:value="22.9314">
                <text:p>22.93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.3086">
                <text:p>25.3086</text:p>
              </table:table-cell>
              <table:table-cell office:value-type="float" office:value="28.9881">
                <text:p>28.9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8485">
                <text:p>25.8485</text:p>
              </table:table-cell>
              <table:table-cell office:value-type="float" office:value="28.909">
                <text:p>28.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5806">
                <text:p>22.5806</text:p>
              </table:table-cell>
              <table:table-cell office:value-type="float" office:value="21.8147">
                <text:p>21.81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4445">
                <text:p>23.4445</text:p>
              </table:table-cell>
              <table:table-cell office:value-type="float" office:value="28.6852">
                <text:p>28.68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393">
                <text:p>24.393</text:p>
              </table:table-cell>
              <table:table-cell office:value-type="float" office:value="28.9537">
                <text:p>28.95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1738">
                <text:p>25.1738</text:p>
              </table:table-cell>
              <table:table-cell office:value-type="float" office:value="21.0038">
                <text:p>21.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7343">
                <text:p>28.7343</text:p>
              </table:table-cell>
              <table:table-cell office:value-type="float" office:value="26.4336">
                <text:p>26.43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.1376">
                <text:p>26.1376</text:p>
              </table:table-cell>
              <table:table-cell office:value-type="float" office:value="28.8348">
                <text:p>28.83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4427">
                <text:p>24.4427</text:p>
              </table:table-cell>
              <table:table-cell office:value-type="float" office:value="21.039">
                <text:p>21.0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9976">
                <text:p>27.9976</text:p>
              </table:table-cell>
              <table:table-cell office:value-type="float" office:value="22.3515">
                <text:p>22.35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0368">
                <text:p>25.0368</text:p>
              </table:table-cell>
              <table:table-cell office:value-type="float" office:value="21.0002">
                <text:p>21.0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